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20ec0" officeooo:paragraph-rsid="00120ec0"/>
    </style:style>
    <style:style style:name="P2" style:family="paragraph" style:parent-style-name="Standard" style:list-style-name="L1">
      <style:text-properties officeooo:rsid="00196c88" officeooo:paragraph-rsid="00120ec0"/>
    </style:style>
    <style:style style:name="P3" style:family="paragraph" style:parent-style-name="Standard">
      <style:text-properties officeooo:rsid="00182100" officeooo:paragraph-rsid="00134c0b"/>
    </style:style>
    <style:style style:name="P4" style:family="paragraph" style:parent-style-name="Standard" style:list-style-name="L1">
      <style:text-properties officeooo:rsid="000da004" officeooo:paragraph-rsid="00120ec0"/>
    </style:style>
    <style:style style:name="P5" style:family="paragraph" style:parent-style-name="Standard" style:list-style-name="L1">
      <style:text-properties officeooo:rsid="000f4d8b" officeooo:paragraph-rsid="00120ec0"/>
    </style:style>
    <style:style style:name="P6" style:family="paragraph" style:parent-style-name="Standard" style:list-style-name="L1">
      <style:text-properties officeooo:rsid="001051d9" officeooo:paragraph-rsid="00120ec0"/>
    </style:style>
    <style:style style:name="P7" style:family="paragraph" style:parent-style-name="Standard" style:list-style-name="L1">
      <style:text-properties officeooo:rsid="00123e88" officeooo:paragraph-rsid="00120ec0"/>
    </style:style>
    <style:style style:name="P8" style:family="paragraph" style:parent-style-name="Standard" style:list-style-name="L1">
      <style:text-properties officeooo:rsid="0015e180" officeooo:paragraph-rsid="00120ec0"/>
    </style:style>
    <style:style style:name="P9" style:family="paragraph" style:parent-style-name="Standard" style:list-style-name="L1">
      <style:text-properties officeooo:rsid="00193937" officeooo:paragraph-rsid="00120ec0"/>
    </style:style>
    <style:style style:name="P10" style:family="paragraph" style:parent-style-name="Standard" style:list-style-name="L4">
      <style:text-properties officeooo:rsid="00269c9f" officeooo:paragraph-rsid="00134c0b"/>
    </style:style>
    <style:style style:name="P11" style:family="paragraph" style:parent-style-name="Standard" style:list-style-name="L3">
      <style:text-properties officeooo:rsid="0021ddcf" officeooo:paragraph-rsid="00134c0b"/>
    </style:style>
    <style:style style:name="P12" style:family="paragraph" style:parent-style-name="Standard">
      <style:text-properties officeooo:rsid="0021ddcf" officeooo:paragraph-rsid="00134c0b"/>
    </style:style>
    <style:style style:name="P13" style:family="paragraph" style:parent-style-name="Standard" style:list-style-name="L3">
      <style:text-properties officeooo:rsid="0021df1b" officeooo:paragraph-rsid="00134c0b"/>
    </style:style>
    <style:style style:name="P14" style:family="paragraph" style:parent-style-name="Standard" style:list-style-name="L3">
      <style:text-properties officeooo:rsid="0022a597" officeooo:paragraph-rsid="00134c0b"/>
    </style:style>
    <style:style style:name="P15" style:family="paragraph" style:parent-style-name="Standard" style:list-style-name="L4">
      <style:text-properties officeooo:rsid="00238c65" officeooo:paragraph-rsid="00134c0b"/>
    </style:style>
    <style:style style:name="P16" style:family="paragraph" style:parent-style-name="Standard" style:list-style-name="L4">
      <style:text-properties officeooo:rsid="0024d24e" officeooo:paragraph-rsid="00134c0b"/>
    </style:style>
    <style:style style:name="P17" style:family="paragraph" style:parent-style-name="Standard" style:list-style-name="L1">
      <style:text-properties fo:font-weight="bold" officeooo:rsid="00147a5c" officeooo:paragraph-rsid="00120ec0" style:font-weight-asian="bold" style:font-weight-complex="bold"/>
    </style:style>
    <style:style style:name="P18" style:family="paragraph" style:parent-style-name="Standard" style:list-style-name="L1">
      <style:text-properties fo:font-weight="bold" officeooo:rsid="0015e180" officeooo:paragraph-rsid="00120ec0" style:font-weight-asian="bold" style:font-weight-complex="bold"/>
    </style:style>
    <style:style style:name="T1" style:family="text">
      <style:text-properties officeooo:rsid="00269c9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47a5c" style:font-weight-asian="bold" style:font-weight-complex="bold"/>
    </style:style>
    <style:style style:name="T4" style:family="text">
      <style:text-properties officeooo:rsid="00134c0b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o Do:</text:p>
      <text:list xml:id="list3748834099" text:style-name="L1">
        <text:list-item>
          <text:list>
            <text:list-item>
              <text:p text:style-name="P5">Get to the point.</text:p>
            </text:list-item>
            <text:list-item>
              <text:p text:style-name="P5">Always start with what you are taking about.</text:p>
            </text:list-item>
            <text:list-item>
              <text:p text:style-name="P5">Don’t attempt to answer ever imagined criticism. </text:p>
            </text:list-item>
            <text:list-item>
              <text:p text:style-name="P5">Reduce everything to the essentials. </text:p>
            </text:list-item>
            <text:list-item>
              <text:p text:style-name="P5">Avoid, “see theses people for details”.</text:p>
            </text:list-item>
            <text:list-item>
              <text:p text:style-name="P6">The aim in the research objectives section should be succinct. </text:p>
              <text:list>
                <text:list-item>
                  <text:p text:style-name="P6">Relative advantages dealing with uncertainty. </text:p>
                </text:list-item>
              </text:list>
            </text:list-item>
            <text:list-item>
              <text:p text:style-name="P7">What do I mean by the performance metrics</text:p>
              <text:list>
                <text:list-item>
                  <text:p text:style-name="P7">what do you mean by robustness and so on?</text:p>
                </text:list-item>
              </text:list>
            </text:list-item>
            <text:list-item>
              <text:p text:style-name="P7">Having a running example is probably good: cartpole for example.</text:p>
            </text:list-item>
            <text:list-item>
              <text:p text:style-name="P7"><text:span text:style-name="T2">At least say what thermostat, mountain car and whatever actually are.</text:span></text:p>
            </text:list-item>
            <text:list-item>
              <text:p text:style-name="P18">include all deadlines <text:span text:style-name="T4">in the schedule</text:span>.</text:p>
              <text:list>
                <text:list-item>
                  <text:p text:style-name="P8"><text:span text:style-name="T2">Draft thesis, lit review deadlines coding deadlines. </text:span></text:p>
                </text:list-item>
              </text:list>
              <text:p text:style-name="P9"/>
            </text:list-item>
            <text:list-item>
              <text:p text:style-name="P2">Get a comprehensive set of experiments:</text:p>
              <text:list>
                <text:list-item>
                  <text:p text:style-name="P2">model </text:p>
                </text:list-item>
                <text:list-item>
                  <text:p text:style-name="P2">env</text:p>
                </text:list-item>
                <text:list-item>
                  <text:p text:style-name="P2">action space</text:p>
                </text:list-item>
                <text:list-item>
                  <text:p text:style-name="P2">observations and observation space</text:p>
                </text:list-item>
                <text:list-item>
                  <text:p text:style-name="P2">goal/reward</text:p>
                </text:list-item>
                <text:list-item>
                  <text:p text:style-name="P2">metrics:</text:p>
                  <text:list>
                    <text:list-item>
                      <text:p text:style-name="P2">robustness </text:p>
                    </text:list-item>
                    <text:list-item>
                      <text:p text:style-name="P2">convergence </text:p>
                    </text:list-item>
                    <text:list-item>
                      <text:p text:style-name="P2">what to be able to quantify how well its’ doing</text:p>
                    </text:list-item>
                  </text:list>
                </text:list-item>
              </text:list>
            </text:list-item>
          </text:list>
        </text:list-item>
      </text:list>
      <text:p text:style-name="P3">Items:</text:p>
      <text:list xml:id="list2882884124" text:style-name="L3">
        <text:list-item>
          <text:p text:style-name="P11">Implementing the pyro AIF agent for thermostat</text:p>
        </text:list-item>
        <text:list-item>
          <text:p text:style-name="P11">Need to implement a RL agent for thermostat</text:p>
        </text:list-item>
        <text:list-item>
          <text:p text:style-name="P11">Literature review?</text:p>
        </text:list-item>
        <text:list-item>
          <text:p text:style-name="P13">Proposal:</text:p>
          <text:list>
            <text:list-item>
              <text:p text:style-name="P13">Need to motivate factor graphs and surprisal more?</text:p>
            </text:list-item>
            <text:list-item>
              <text:p text:style-name="P13">Need to get rid of/replace arXive entries?</text:p>
            </text:list-item>
            <text:list-item>
              <text:p text:style-name="P13">Need to go into more detail on the performance metrics? (what is meant by these).</text:p>
            </text:list-item>
            <text:list-item>
              <text:p text:style-name="P14">Schedule fine now?</text:p>
            </text:list-item>
          </text:list>
        </text:list-item>
      </text:list>
      <text:p text:style-name="P12">Suggestions:</text:p>
      <text:list xml:id="list542719627" text:style-name="L4">
        <text:list-item>
          <text:p text:style-name="P15">sounds good to implement thermostat and cartpole.</text:p>
        </text:list-item>
        <text:list-item>
          <text:p text:style-name="P15">Good to build the framework and understand how everything is going</text:p>
          <text:list>
            <text:list-item>
              <text:p text:style-name="P15">it’s good to actually do this by hand and explicitly in equations. </text:p>
            </text:list-item>
          </text:list>
        </text:list-item>
        <text:list-item>
          <text:p text:style-name="P16">Literature review:</text:p>
          <text:list>
            <text:list-item>
              <text:p text:style-name="P16">really want to think about it in terms of presenting info for a reader that the reader will need to know to understand the thesis. </text:p>
            </text:list-item>
            <text:list-item>
              <text:p text:style-name="P16">We need to say “what’s ben done?” and then “where is there a gap in the literature?”</text:p>
            </text:list-item>
            <text:list-item>
              <text:p text:style-name="P16">we’re taking a proven technique in a novel domain and putting them together – that’s what hons is. <text:span text:style-name="T1">Break down the application domain. </text:span></text:p>
            </text:list-item>
            <text:list-item>
              <text:p text:style-name="P10">Be systematic – know why you’re doing things and record all the failed experiments. </text:p>
            </text:list-item>
            <text:list-item>
              <text:p text:style-name="P10">Lots’ to do on the video games playing and lots to do on variational free energy.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8T15:52:16.027774807</meta:creation-date>
    <dc:date>2023-04-18T16:05:26.074277757</dc:date>
    <meta:editing-duration>PT13M10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44" meta:word-count="345" meta:character-count="1887" meta:non-whitespace-character-count="1612"/>
  </office:meta>
</office:document-meta>
</file>